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Hidden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putHidden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setValidator( String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setValueChangeListener( String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setConverter( String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setProperties( UIComponent compon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InputHiddenTag.setRequired( String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Hidden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